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4102in" svg:y="3.9681in">
            <draw:object draw:notify-on-update-of-ranges="Sheet1.E4:Sheet1.E4 Sheet1.F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office:value-type="string" calcext:value-type="string">
            <text:p>dB</text:p>
          </table:table-cell>
          <table:table-cell table:style-name="ce1" office:value-type="string" calcext:value-type="string" table:number-columns-spanned="4" table:number-rows-spanned="1">
            <text:p>40 d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60 d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80 d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90 dB</text:p>
          </table:table-cell>
          <table:covered-table-cell table:number-columns-repeated="3" table:style-name="ce2"/>
          <table:table-cell table:style-name="ce1" office:value-type="string" calcext:value-type="string" table:number-columns-spanned="5" table:number-rows-spanned="1">
            <text:p>global</text:p>
          </table:table-cell>
          <table:covered-table-cell table:number-columns-repeated="4" table:style-name="ce2"/>
        </table:table-row>
        <table:table-row table:style-name="ro2">
          <table:table-cell/>
          <table:table-cell table:style-name="ce1" office:value-type="string" calcext:value-type="string">
            <text:p>Whisper model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Word Accuracy</text:p>
          </table:table-cell>
          <table:table-cell office:value-type="string" calcext:value-type="string">
            <text:p>Character Accuracy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Word Accuracy</text:p>
          </table:table-cell>
          <table:table-cell office:value-type="string" calcext:value-type="string">
            <text:p>Character Accuracy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Word Accuracy</text:p>
          </table:table-cell>
          <table:table-cell office:value-type="string" calcext:value-type="string">
            <text:p>Character Accuracy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Word Accuracy</text:p>
          </table:table-cell>
          <table:table-cell office:value-type="string" calcext:value-type="string">
            <text:p>Character Accuracy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Word Accuracy</text:p>
          </table:table-cell>
          <table:table-cell office:value-type="string" calcext:value-type="string">
            <text:p>Character Accuracy</text:p>
          </table:table-cell>
          <table:table-cell office:value-type="string" calcext:value-type="string">
            <text:p>Transcription</text:p>
            <text:p>Speed</text:p>
          </table:table-cell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office:value-type="float" office:value="0.146" calcext:value-type="float">
            <text:p>0.146</text:p>
          </table:table-cell>
          <table:table-cell office:value-type="float" office:value="0.048" calcext:value-type="float">
            <text:p>0.048</text:p>
          </table:table-cell>
          <table:table-cell table:formula="of:=1-[.C5]" office:value-type="float" office:value="0.854" calcext:value-type="float">
            <text:p>0.854</text:p>
          </table:table-cell>
          <table:table-cell table:formula="of:=1-[.D5]" office:value-type="float" office:value="0.952" calcext:value-type="float">
            <text:p>0.952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8" calcext:value-type="float">
            <text:p>0.068</text:p>
          </table:table-cell>
          <table:table-cell table:formula="of:=1-[.G5]" office:value-type="float" office:value="0.855" calcext:value-type="float">
            <text:p>0.855</text:p>
          </table:table-cell>
          <table:table-cell table:formula="of:=1-[.H5]" office:value-type="float" office:value="0.932" calcext:value-type="float">
            <text:p>0.932</text:p>
          </table:table-cell>
          <table:table-cell office:value-type="float" office:value="0.15" calcext:value-type="float">
            <text:p>0.15</text:p>
          </table:table-cell>
          <table:table-cell office:value-type="float" office:value="0.059" calcext:value-type="float">
            <text:p>0.059</text:p>
          </table:table-cell>
          <table:table-cell table:formula="of:=1-[.K5]" office:value-type="float" office:value="0.85" calcext:value-type="float">
            <text:p>0.85</text:p>
          </table:table-cell>
          <table:table-cell table:formula="of:=1-[.L5]" office:value-type="float" office:value="0.941" calcext:value-type="float">
            <text:p>0.941</text:p>
          </table:table-cell>
          <table:table-cell office:value-type="float" office:value="0.82" calcext:value-type="float">
            <text:p>0.82</text:p>
          </table:table-cell>
          <table:table-cell office:value-type="float" office:value="0.605" calcext:value-type="float">
            <text:p>0.605</text:p>
          </table:table-cell>
          <table:table-cell table:formula="of:=1-[.O5]" office:value-type="float" office:value="0.18" calcext:value-type="float">
            <text:p>0.18</text:p>
          </table:table-cell>
          <table:table-cell table:formula="of:=1-[.P5]" office:value-type="float" office:value="0.395" calcext:value-type="float">
            <text:p>0.395</text:p>
          </table:table-cell>
          <table:table-cell table:formula="of:=AVERAGE([.C5];[.G5];[.K5];[.O5])" office:value-type="float" office:value="0.31525" calcext:value-type="float">
            <text:p>0.31525</text:p>
          </table:table-cell>
          <table:table-cell table:formula="of:=AVERAGE([.D5];[.H5];[.L5];[.P5])" office:value-type="float" office:value="0.195" calcext:value-type="float">
            <text:p>0.195</text:p>
          </table:table-cell>
          <table:table-cell table:formula="of:=1-[.S5]" office:value-type="float" office:value="0.68475" calcext:value-type="float">
            <text:p>0.68475</text:p>
          </table:table-cell>
          <table:table-cell table:formula="of:=1-[.T5]" office:value-type="float" office:value="0.805" calcext:value-type="float">
            <text:p>0.805</text:p>
          </table:table-cell>
          <table:table-cell office:value-type="float" office:value="142.35" calcext:value-type="float">
            <text:p>142.35</text:p>
          </table:table-cell>
        </table:table-row>
        <table:table-row table:style-name="ro1">
          <table:table-cell/>
          <table:table-cell office:value-type="string" calcext:value-type="string">
            <text:p>tiny.en</text:p>
          </table:table-cell>
          <table:table-cell office:value-type="float" office:value="0.103" calcext:value-type="float">
            <text:p>0.103</text:p>
          </table:table-cell>
          <table:table-cell office:value-type="float" office:value="0.037" calcext:value-type="float">
            <text:p>0.037</text:p>
          </table:table-cell>
          <table:table-cell table:formula="of:=1-[.C6]" office:value-type="float" office:value="0.897" calcext:value-type="float">
            <text:p>0.897</text:p>
          </table:table-cell>
          <table:table-cell table:formula="of:=1-[.D6]" office:value-type="float" office:value="0.963" calcext:value-type="float">
            <text:p>0.96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" calcext:value-type="float">
            <text:p>0.04</text:p>
          </table:table-cell>
          <table:table-cell table:formula="of:=1-[.G6]" office:value-type="float" office:value="0.882" calcext:value-type="float">
            <text:p>0.882</text:p>
          </table:table-cell>
          <table:table-cell table:formula="of:=1-[.H6]" office:value-type="float" office:value="0.96" calcext:value-type="float">
            <text:p>0.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44" calcext:value-type="float">
            <text:p>0.044</text:p>
          </table:table-cell>
          <table:table-cell table:formula="of:=1-[.K6]" office:value-type="float" office:value="0.885" calcext:value-type="float">
            <text:p>0.885</text:p>
          </table:table-cell>
          <table:table-cell table:formula="of:=1-[.L6]" office:value-type="float" office:value="0.956" calcext:value-type="float">
            <text:p>0.956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table:formula="of:=1-[.O6]" office:value-type="float" office:value="0.43" calcext:value-type="float">
            <text:p>0.43</text:p>
          </table:table-cell>
          <table:table-cell table:formula="of:=1-[.P6]" office:value-type="float" office:value="0.6" calcext:value-type="float">
            <text:p>0.6</text:p>
          </table:table-cell>
          <table:table-cell table:formula="of:=AVERAGE([.C6];[.G6];[.K6];[.O6])" office:value-type="float" office:value="0.2265" calcext:value-type="float">
            <text:p>0.2265</text:p>
          </table:table-cell>
          <table:table-cell table:formula="of:=AVERAGE([.D6];[.H6];[.L6];[.P6])" office:value-type="float" office:value="0.13025" calcext:value-type="float">
            <text:p>0.13025</text:p>
          </table:table-cell>
          <table:table-cell table:formula="of:=1-[.S6]" office:value-type="float" office:value="0.7735" calcext:value-type="float">
            <text:p>0.7735</text:p>
          </table:table-cell>
          <table:table-cell table:formula="of:=1-[.T6]" office:value-type="float" office:value="0.86975" calcext:value-type="float">
            <text:p>0.86975</text:p>
          </table:table-cell>
          <table:table-cell office:value-type="float" office:value="162.25" calcext:value-type="float">
            <text:p>162.25</text:p>
          </table:table-cell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1" calcext:value-type="float">
            <text:p>0.031</text:p>
          </table:table-cell>
          <table:table-cell table:formula="of:=1-[.C7]" office:value-type="float" office:value="0.908" calcext:value-type="float">
            <text:p>0.908</text:p>
          </table:table-cell>
          <table:table-cell table:formula="of:=1-[.D7]" office:value-type="float" office:value="0.969" calcext:value-type="float">
            <text:p>0.96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2" calcext:value-type="float">
            <text:p>0.022</text:p>
          </table:table-cell>
          <table:table-cell table:formula="of:=1-[.G7]" office:value-type="float" office:value="0.927" calcext:value-type="float">
            <text:p>0.927</text:p>
          </table:table-cell>
          <table:table-cell table:formula="of:=1-[.H7]" office:value-type="float" office:value="0.978" calcext:value-type="float">
            <text:p>0.97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8" calcext:value-type="float">
            <text:p>0.038</text:p>
          </table:table-cell>
          <table:table-cell table:formula="of:=1-[.K7]" office:value-type="float" office:value="0.906" calcext:value-type="float">
            <text:p>0.906</text:p>
          </table:table-cell>
          <table:table-cell table:formula="of:=1-[.L7]" office:value-type="float" office:value="0.962" calcext:value-type="float">
            <text:p>0.962</text:p>
          </table:table-cell>
          <table:table-cell office:value-type="float" office:value="0.787" calcext:value-type="float">
            <text:p>0.787</text:p>
          </table:table-cell>
          <table:table-cell office:value-type="float" office:value="0.505" calcext:value-type="float">
            <text:p>0.505</text:p>
          </table:table-cell>
          <table:table-cell table:formula="of:=1-[.O7]" office:value-type="float" office:value="0.213" calcext:value-type="float">
            <text:p>0.213</text:p>
          </table:table-cell>
          <table:table-cell table:formula="of:=1-[.P7]" office:value-type="float" office:value="0.495" calcext:value-type="float">
            <text:p>0.495</text:p>
          </table:table-cell>
          <table:table-cell table:formula="of:=AVERAGE([.C7];[.G7];[.K7];[.O7])" office:value-type="float" office:value="0.2615" calcext:value-type="float">
            <text:p>0.2615</text:p>
          </table:table-cell>
          <table:table-cell table:formula="of:=AVERAGE([.D7];[.H7];[.L7];[.P7])" office:value-type="float" office:value="0.149" calcext:value-type="float">
            <text:p>0.149</text:p>
          </table:table-cell>
          <table:table-cell table:formula="of:=1-[.S7]" office:value-type="float" office:value="0.7385" calcext:value-type="float">
            <text:p>0.7385</text:p>
          </table:table-cell>
          <table:table-cell table:formula="of:=1-[.T7]" office:value-type="float" office:value="0.851" calcext:value-type="float">
            <text:p>0.851</text:p>
          </table:table-cell>
          <table:table-cell office:value-type="float" office:value="133.61" calcext:value-type="float">
            <text:p>133.61</text:p>
          </table:table-cell>
        </table:table-row>
        <table:table-row table:style-name="ro1">
          <table:table-cell/>
          <table:table-cell office:value-type="string" calcext:value-type="string">
            <text:p>base.en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9" calcext:value-type="float">
            <text:p>0.019</text:p>
          </table:table-cell>
          <table:table-cell table:formula="of:=1-[.C8]" office:value-type="float" office:value="0.962" calcext:value-type="float">
            <text:p>0.962</text:p>
          </table:table-cell>
          <table:table-cell table:formula="of:=1-[.D8]" office:value-type="float" office:value="0.981" calcext:value-type="float">
            <text:p>0.98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6" calcext:value-type="float">
            <text:p>0.036</text:p>
          </table:table-cell>
          <table:table-cell table:formula="of:=1-[.G8]" office:value-type="float" office:value="0.923" calcext:value-type="float">
            <text:p>0.923</text:p>
          </table:table-cell>
          <table:table-cell table:formula="of:=1-[.H8]" office:value-type="float" office:value="0.964" calcext:value-type="float">
            <text:p>0.964</text:p>
          </table:table-cell>
          <table:table-cell office:value-type="float" office:value="0.11" calcext:value-type="float">
            <text:p>0.11</text:p>
          </table:table-cell>
          <table:table-cell office:value-type="float" office:value="0.056" calcext:value-type="float">
            <text:p>0.056</text:p>
          </table:table-cell>
          <table:table-cell table:formula="of:=1-[.K8]" office:value-type="float" office:value="0.89" calcext:value-type="float">
            <text:p>0.89</text:p>
          </table:table-cell>
          <table:table-cell table:formula="of:=1-[.L8]" office:value-type="float" office:value="0.944" calcext:value-type="float">
            <text:p>0.944</text:p>
          </table:table-cell>
          <table:table-cell office:value-type="float" office:value="0.622" calcext:value-type="float">
            <text:p>0.622</text:p>
          </table:table-cell>
          <table:table-cell office:value-type="float" office:value="0.458" calcext:value-type="float">
            <text:p>0.458</text:p>
          </table:table-cell>
          <table:table-cell table:formula="of:=1-[.O8]" office:value-type="float" office:value="0.378" calcext:value-type="float">
            <text:p>0.378</text:p>
          </table:table-cell>
          <table:table-cell table:formula="of:=1-[.P8]" office:value-type="float" office:value="0.542" calcext:value-type="float">
            <text:p>0.542</text:p>
          </table:table-cell>
          <table:table-cell table:formula="of:=AVERAGE([.C8];[.G8];[.K8];[.O8])" office:value-type="float" office:value="0.21175" calcext:value-type="float">
            <text:p>0.21175</text:p>
          </table:table-cell>
          <table:table-cell table:formula="of:=AVERAGE([.D8];[.H8];[.L8];[.P8])" office:value-type="float" office:value="0.14225" calcext:value-type="float">
            <text:p>0.14225</text:p>
          </table:table-cell>
          <table:table-cell table:formula="of:=1-[.S8]" office:value-type="float" office:value="0.78825" calcext:value-type="float">
            <text:p>0.78825</text:p>
          </table:table-cell>
          <table:table-cell table:formula="of:=1-[.T8]" office:value-type="float" office:value="0.85775" calcext:value-type="float">
            <text:p>0.85775</text:p>
          </table:table-cell>
          <table:table-cell office:value-type="float" office:value="157.76" calcext:value-type="float">
            <text:p>157.76</text:p>
          </table:table-cell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" calcext:value-type="float">
            <text:p>0.02</text:p>
          </table:table-cell>
          <table:table-cell table:formula="of:=1-[.C9]" office:value-type="float" office:value="0.971" calcext:value-type="float">
            <text:p>0.971</text:p>
          </table:table-cell>
          <table:table-cell table:formula="of:=1-[.D9]" office:value-type="float" office:value="0.98" calcext:value-type="float">
            <text:p>0.9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8" calcext:value-type="float">
            <text:p>0.028</text:p>
          </table:table-cell>
          <table:table-cell table:formula="of:=1-[.G9]" office:value-type="float" office:value="0.942" calcext:value-type="float">
            <text:p>0.942</text:p>
          </table:table-cell>
          <table:table-cell table:formula="of:=1-[.H9]" office:value-type="float" office:value="0.972" calcext:value-type="float">
            <text:p>0.97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table:formula="of:=1-[.K9]" office:value-type="float" office:value="0.975" calcext:value-type="float">
            <text:p>0.975</text:p>
          </table:table-cell>
          <table:table-cell table:formula="of:=1-[.L9]" office:value-type="float" office:value="0.993" calcext:value-type="float">
            <text:p>0.993</text:p>
          </table:table-cell>
          <table:table-cell office:value-type="float" office:value="0.457" calcext:value-type="float">
            <text:p>0.457</text:p>
          </table:table-cell>
          <table:table-cell office:value-type="float" office:value="0.302" calcext:value-type="float">
            <text:p>0.302</text:p>
          </table:table-cell>
          <table:table-cell table:formula="of:=1-[.O9]" office:value-type="float" office:value="0.543" calcext:value-type="float">
            <text:p>0.543</text:p>
          </table:table-cell>
          <table:table-cell table:formula="of:=1-[.P9]" office:value-type="float" office:value="0.698" calcext:value-type="float">
            <text:p>0.698</text:p>
          </table:table-cell>
          <table:table-cell table:formula="of:=AVERAGE([.C9];[.G9];[.K9];[.O9])" office:value-type="float" office:value="0.14225" calcext:value-type="float">
            <text:p>0.14225</text:p>
          </table:table-cell>
          <table:table-cell table:formula="of:=AVERAGE([.D9];[.H9];[.L9];[.P9])" office:value-type="float" office:value="0.08925" calcext:value-type="float">
            <text:p>0.08925</text:p>
          </table:table-cell>
          <table:table-cell table:formula="of:=1-[.S9]" office:value-type="float" office:value="0.85775" calcext:value-type="float">
            <text:p>0.85775</text:p>
          </table:table-cell>
          <table:table-cell table:formula="of:=1-[.T9]" office:value-type="float" office:value="0.91075" calcext:value-type="float">
            <text:p>0.91075</text:p>
          </table:table-cell>
          <table:table-cell office:value-type="float" office:value="107.79" calcext:value-type="float">
            <text:p>107.79</text:p>
          </table:table-cell>
        </table:table-row>
        <table:table-row table:style-name="ro1">
          <table:table-cell/>
          <table:table-cell office:value-type="string" calcext:value-type="string">
            <text:p>small.en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2" calcext:value-type="float">
            <text:p>0.022</text:p>
          </table:table-cell>
          <table:table-cell table:formula="of:=1-[.C10]" office:value-type="float" office:value="0.947" calcext:value-type="float">
            <text:p>0.947</text:p>
          </table:table-cell>
          <table:table-cell table:formula="of:=1-[.D10]" office:value-type="float" office:value="0.978" calcext:value-type="float">
            <text:p>0.978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table:formula="of:=1-[.G10]" office:value-type="float" office:value="0.97" calcext:value-type="float">
            <text:p>0.97</text:p>
          </table:table-cell>
          <table:table-cell table:formula="of:=1-[.H10]" office:value-type="float" office:value="0.986" calcext:value-type="float">
            <text:p>0.9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3" calcext:value-type="float">
            <text:p>0.013</text:p>
          </table:table-cell>
          <table:table-cell table:formula="of:=1-[.K10]" office:value-type="float" office:value="0.948" calcext:value-type="float">
            <text:p>0.948</text:p>
          </table:table-cell>
          <table:table-cell table:formula="of:=1-[.L10]" office:value-type="float" office:value="0.987" calcext:value-type="float">
            <text:p>0.987</text:p>
          </table:table-cell>
          <table:table-cell office:value-type="float" office:value="0.404" calcext:value-type="float">
            <text:p>0.404</text:p>
          </table:table-cell>
          <table:table-cell office:value-type="float" office:value="0.249" calcext:value-type="float">
            <text:p>0.249</text:p>
          </table:table-cell>
          <table:table-cell table:formula="of:=1-[.O10]" office:value-type="float" office:value="0.596" calcext:value-type="float">
            <text:p>0.596</text:p>
          </table:table-cell>
          <table:table-cell table:formula="of:=1-[.P10]" office:value-type="float" office:value="0.751" calcext:value-type="float">
            <text:p>0.751</text:p>
          </table:table-cell>
          <table:table-cell table:formula="of:=AVERAGE([.C10];[.G10];[.K10];[.O10])" office:value-type="float" office:value="0.13475" calcext:value-type="float">
            <text:p>0.13475</text:p>
          </table:table-cell>
          <table:table-cell table:formula="of:=AVERAGE([.D10];[.H10];[.L10];[.P10])" office:value-type="float" office:value="0.0745" calcext:value-type="float">
            <text:p>0.0745</text:p>
          </table:table-cell>
          <table:table-cell table:formula="of:=1-[.S10]" office:value-type="float" office:value="0.86525" calcext:value-type="float">
            <text:p>0.86525</text:p>
          </table:table-cell>
          <table:table-cell table:formula="of:=1-[.T10]" office:value-type="float" office:value="0.9255" calcext:value-type="float">
            <text:p>0.9255</text:p>
          </table:table-cell>
          <table:table-cell office:value-type="float" office:value="169.05" calcext:value-type="float">
            <text:p>169.05</text:p>
          </table:table-cell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3" calcext:value-type="float">
            <text:p>0.013</text:p>
          </table:table-cell>
          <table:table-cell table:formula="of:=1-[.C11]" office:value-type="float" office:value="0.969" calcext:value-type="float">
            <text:p>0.969</text:p>
          </table:table-cell>
          <table:table-cell table:formula="of:=1-[.D11]" office:value-type="float" office:value="0.987" calcext:value-type="float">
            <text:p>0.9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table:formula="of:=1-[.G11]" office:value-type="float" office:value="0.987" calcext:value-type="float">
            <text:p>0.987</text:p>
          </table:table-cell>
          <table:table-cell table:formula="of:=1-[.H11]" office:value-type="float" office:value="0.997" calcext:value-type="float">
            <text:p>0.99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2" calcext:value-type="float">
            <text:p>0.012</text:p>
          </table:table-cell>
          <table:table-cell table:formula="of:=1-[.K11]" office:value-type="float" office:value="0.953" calcext:value-type="float">
            <text:p>0.953</text:p>
          </table:table-cell>
          <table:table-cell table:formula="of:=1-[.L11]" office:value-type="float" office:value="0.988" calcext:value-type="float">
            <text:p>0.9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181" calcext:value-type="float">
            <text:p>0.181</text:p>
          </table:table-cell>
          <table:table-cell table:formula="of:=1-[.O11]" office:value-type="float" office:value="0.701" calcext:value-type="float">
            <text:p>0.701</text:p>
          </table:table-cell>
          <table:table-cell table:formula="of:=1-[.P11]" office:value-type="float" office:value="0.819" calcext:value-type="float">
            <text:p>0.819</text:p>
          </table:table-cell>
          <table:table-cell table:formula="of:=AVERAGE([.C11];[.G11];[.K11];[.O11])" office:value-type="float" office:value="0.0975" calcext:value-type="float">
            <text:p>0.0975</text:p>
          </table:table-cell>
          <table:table-cell table:formula="of:=AVERAGE([.D11];[.H11];[.L11];[.P11])" office:value-type="float" office:value="0.05225" calcext:value-type="float">
            <text:p>0.05225</text:p>
          </table:table-cell>
          <table:table-cell table:formula="of:=1-[.S11]" office:value-type="float" office:value="0.9025" calcext:value-type="float">
            <text:p>0.9025</text:p>
          </table:table-cell>
          <table:table-cell table:formula="of:=1-[.T11]" office:value-type="float" office:value="0.94775" calcext:value-type="float">
            <text:p>0.94775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/>
          <table:table-cell office:value-type="string" calcext:value-type="string">
            <text:p>medium.en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7" calcext:value-type="float">
            <text:p>0.017</text:p>
          </table:table-cell>
          <table:table-cell table:formula="of:=1-[.C12]" office:value-type="float" office:value="0.967" calcext:value-type="float">
            <text:p>0.967</text:p>
          </table:table-cell>
          <table:table-cell table:formula="of:=1-[.D12]" office:value-type="float" office:value="0.983" calcext:value-type="float">
            <text:p>0.98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9" calcext:value-type="float">
            <text:p>0.029</text:p>
          </table:table-cell>
          <table:table-cell table:formula="of:=1-[.G12]" office:value-type="float" office:value="0.955" calcext:value-type="float">
            <text:p>0.955</text:p>
          </table:table-cell>
          <table:table-cell table:formula="of:=1-[.H12]" office:value-type="float" office:value="0.971" calcext:value-type="float">
            <text:p>0.97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24" calcext:value-type="float">
            <text:p>0.024</text:p>
          </table:table-cell>
          <table:table-cell table:formula="of:=1-[.K12]" office:value-type="float" office:value="0.929" calcext:value-type="float">
            <text:p>0.929</text:p>
          </table:table-cell>
          <table:table-cell table:formula="of:=1-[.L12]" office:value-type="float" office:value="0.976" calcext:value-type="float">
            <text:p>0.976</text:p>
          </table:table-cell>
          <table:table-cell office:value-type="float" office:value="0.312" calcext:value-type="float">
            <text:p>0.312</text:p>
          </table:table-cell>
          <table:table-cell office:value-type="float" office:value="0.185" calcext:value-type="float">
            <text:p>0.185</text:p>
          </table:table-cell>
          <table:table-cell table:formula="of:=1-[.O12]" office:value-type="float" office:value="0.688" calcext:value-type="float">
            <text:p>0.688</text:p>
          </table:table-cell>
          <table:table-cell table:formula="of:=1-[.P12]" office:value-type="float" office:value="0.815" calcext:value-type="float">
            <text:p>0.815</text:p>
          </table:table-cell>
          <table:table-cell table:formula="of:=AVERAGE([.C12];[.G12];[.K12];[.O12])" office:value-type="float" office:value="0.11525" calcext:value-type="float">
            <text:p>0.11525</text:p>
          </table:table-cell>
          <table:table-cell table:formula="of:=AVERAGE([.D12];[.H12];[.L12];[.P12])" office:value-type="float" office:value="0.06375" calcext:value-type="float">
            <text:p>0.06375</text:p>
          </table:table-cell>
          <table:table-cell table:formula="of:=1-[.S12]" office:value-type="float" office:value="0.88475" calcext:value-type="float">
            <text:p>0.88475</text:p>
          </table:table-cell>
          <table:table-cell table:formula="of:=1-[.T12]" office:value-type="float" office:value="0.93625" calcext:value-type="float">
            <text:p>0.93625</text:p>
          </table:table-cell>
          <table:table-cell office:value-type="float" office:value="171.08" calcext:value-type="float">
            <text:p>171.08</text:p>
          </table:table-cell>
        </table:table-row>
        <table:table-row table:style-name="ro1">
          <table:table-cell/>
          <table:table-cell office:value-type="string" calcext:value-type="string">
            <text:p>large-v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3" calcext:value-type="float">
            <text:p>0.013</text:p>
          </table:table-cell>
          <table:table-cell table:formula="of:=1-[.C13]" office:value-type="float" office:value="0.949" calcext:value-type="float">
            <text:p>0.949</text:p>
          </table:table-cell>
          <table:table-cell table:formula="of:=1-[.D13]" office:value-type="float" office:value="0.987" calcext:value-type="float">
            <text:p>0.9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3" calcext:value-type="float">
            <text:p>0.023</text:p>
          </table:table-cell>
          <table:table-cell table:formula="of:=1-[.G13]" office:value-type="float" office:value="0.923" calcext:value-type="float">
            <text:p>0.923</text:p>
          </table:table-cell>
          <table:table-cell table:formula="of:=1-[.H13]" office:value-type="float" office:value="0.977" calcext:value-type="float">
            <text:p>0.97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6" calcext:value-type="float">
            <text:p>0.016</text:p>
          </table:table-cell>
          <table:table-cell table:formula="of:=1-[.K13]" office:value-type="float" office:value="0.944" calcext:value-type="float">
            <text:p>0.944</text:p>
          </table:table-cell>
          <table:table-cell table:formula="of:=1-[.L13]" office:value-type="float" office:value="0.984" calcext:value-type="float">
            <text:p>0.9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155" calcext:value-type="float">
            <text:p>0.155</text:p>
          </table:table-cell>
          <table:table-cell table:formula="of:=1-[.O13]" office:value-type="float" office:value="0.736" calcext:value-type="float">
            <text:p>0.736</text:p>
          </table:table-cell>
          <table:table-cell table:formula="of:=1-[.P13]" office:value-type="float" office:value="0.845" calcext:value-type="float">
            <text:p>0.845</text:p>
          </table:table-cell>
          <table:table-cell table:formula="of:=AVERAGE([.C13];[.G13];[.K13];[.O13])" office:value-type="float" office:value="0.112" calcext:value-type="float">
            <text:p>0.112</text:p>
          </table:table-cell>
          <table:table-cell table:formula="of:=AVERAGE([.D13];[.H13];[.L13];[.P13])" office:value-type="float" office:value="0.05175" calcext:value-type="float">
            <text:p>0.05175</text:p>
          </table:table-cell>
          <table:table-cell table:formula="of:=1-[.S13]" office:value-type="float" office:value="0.888" calcext:value-type="float">
            <text:p>0.888</text:p>
          </table:table-cell>
          <table:table-cell table:formula="of:=1-[.T13]" office:value-type="float" office:value="0.94825" calcext:value-type="float">
            <text:p>0.94825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office:value-type="string" calcext:value-type="string">
            <text:p>gesamt</text:p>
          </table:table-cell>
          <table:table-cell table:formula="of:=AVERAGE([.C5:.C14])" office:value-type="float" office:value="0.064" calcext:value-type="float">
            <text:p>0.064</text:p>
          </table:table-cell>
          <table:table-cell table:formula="of:=AVERAGE([.D5:.D14])" office:value-type="float" office:value="0.0244444444444444" calcext:value-type="float">
            <text:p>0.0244444444444444</text:p>
          </table:table-cell>
          <table:table-cell table:formula="of:=AVERAGE([.E5:.E14])" office:value-type="float" office:value="0.936" calcext:value-type="float">
            <text:p>0.936</text:p>
          </table:table-cell>
          <table:table-cell table:formula="of:=AVERAGE([.F5:.F14])" office:value-type="float" office:value="0.975555555555555" calcext:value-type="float">
            <text:p>0.975555555555555</text:p>
          </table:table-cell>
          <table:table-cell table:formula="of:=AVERAGE([.G5:.G14])" office:value-type="float" office:value="0.0706666666666667" calcext:value-type="float">
            <text:p>0.0706666666666667</text:p>
          </table:table-cell>
          <table:table-cell table:formula="of:=AVERAGE([.H5:.H14])" office:value-type="float" office:value="0.0292222222222222" calcext:value-type="float">
            <text:p>0.0292222222222222</text:p>
          </table:table-cell>
          <table:table-cell table:formula="of:=AVERAGE([.I5:.I14])" office:value-type="float" office:value="0.929333333333334" calcext:value-type="float">
            <text:p>0.929333333333334</text:p>
          </table:table-cell>
          <table:table-cell table:formula="of:=AVERAGE([.J5:.J14])" office:value-type="float" office:value="0.970777777777778" calcext:value-type="float">
            <text:p>0.970777777777778</text:p>
          </table:table-cell>
          <table:table-cell table:formula="of:=AVERAGE([.K5:.K14])" office:value-type="float" office:value="0.08" calcext:value-type="float">
            <text:p>0.08</text:p>
          </table:table-cell>
          <table:table-cell table:formula="of:=AVERAGE([.L5:.L14])" office:value-type="float" office:value="0.0298888888888889" calcext:value-type="float">
            <text:p>0.0298888888888889</text:p>
          </table:table-cell>
          <table:table-cell table:formula="of:=AVERAGE([.M5:.M14])" office:value-type="float" office:value="0.92" calcext:value-type="float">
            <text:p>0.92</text:p>
          </table:table-cell>
          <table:table-cell table:formula="of:=AVERAGE([.N5:.N14])" office:value-type="float" office:value="0.970111111111111" calcext:value-type="float">
            <text:p>0.970111111111111</text:p>
          </table:table-cell>
          <table:table-cell table:formula="of:=AVERAGE([.O5:.O14])" office:value-type="float" office:value="0.503888888888889" calcext:value-type="float">
            <text:p>0.503888888888889</text:p>
          </table:table-cell>
          <table:table-cell table:formula="of:=AVERAGE([.P5:.P14])" office:value-type="float" office:value="0.337777777777778" calcext:value-type="float">
            <text:p>0.337777777777778</text:p>
          </table:table-cell>
          <table:table-cell table:formula="of:=AVERAGE([.Q5:.Q14])" office:value-type="float" office:value="0.496111111111111" calcext:value-type="float">
            <text:p>0.496111111111111</text:p>
          </table:table-cell>
          <table:table-cell table:formula="of:=AVERAGE([.R5:.R14])" office:value-type="float" office:value="0.662222222222222" calcext:value-type="float">
            <text:p>0.662222222222222</text:p>
          </table:table-cell>
          <table:table-cell table:formula="of:=AVERAGE([.S5:.S14])" office:value-type="float" office:value="0.179638888888889" calcext:value-type="float">
            <text:p>0.179638888888889</text:p>
          </table:table-cell>
          <table:table-cell table:formula="of:=AVERAGE([.T5:.T14])" office:value-type="float" office:value="0.105333333333333" calcext:value-type="float">
            <text:p>0.105333333333333</text:p>
          </table:table-cell>
          <table:table-cell table:formula="of:=AVERAGE([.U5:.U14])" office:value-type="float" office:value="0.820361111111111" calcext:value-type="float">
            <text:p>0.820361111111111</text:p>
          </table:table-cell>
          <table:table-cell table:formula="of:=AVERAGE([.V5:.V14])" office:value-type="float" office:value="0.894666666666667" calcext:value-type="float">
            <text:p>0.894666666666667</text:p>
          </table:table-cell>
          <table:table-cell table:formula="of:=AVERAGE([.W5:.W14])" office:value-type="float" office:value="128.983333333333" calcext:value-type="float">
            <text:p>128.98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4:58:54.687161946</meta:creation-date>
    <dc:date>2025-08-25T17:51:13.007961605</dc:date>
    <meta:editing-duration>PT2H15M17S</meta:editing-duration>
    <meta:editing-cycles>1</meta:editing-cycles>
    <meta:document-statistic meta:table-count="1" meta:cell-count="24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Success Rate vs. Sound Level(dB)</text:p>
        </chart:title>
        <chart:legend chart:legend-position="end" svg:x="12.202cm" svg:y="3.952cm" style:legend-expansion="high" chart:style-name="ch3"/>
        <chart:plot-area chart:style-name="ch4" table:cell-range-address="Sheet1.E4:Sheet1.F4 Sheet1.E15:Sheet1.F15 Sheet1.I15:Sheet1.J15 Sheet1.M15:Sheet1.N15 Sheet1.Q15:Sheet1.R15" chart:data-source-has-labels="row" svg:x="0.32cm" svg:y="1.275cm" svg:width="11.562cm" svg:height="7.545cm">
          <chart:coordinate-region svg:x="1.047cm" svg:y="1.475cm" svg:width="10.835cm" svg:height="7.14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E15:Sheet1.E15 Sheet1.I15:Sheet1.I15 Sheet1.M15:Sheet1.M15 Sheet1.Q15:Sheet1.Q15" chart:label-cell-address="Sheet1.E4:Sheet1.E4" chart:class="chart:bar">
            <chart:data-point chart:repeated="4"/>
          </chart:series>
          <chart:series chart:style-name="ch10" chart:values-cell-range-address="Sheet1.F15:Sheet1.F15 Sheet1.J15:Sheet1.J15 Sheet1.N15:Sheet1.N15 Sheet1.R15:Sheet1.R15" chart:label-cell-address="Sheet1.F4:Sheet1.F4" chart:class="chart:bar">
            <chart:error-indicator chart:style-name="ch11" chart:dimension="x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 Accuracy</text:p>
                <draw:g>
                  <svg:desc>Sheet1.E4:Sheet1.E4</svg:desc>
                </draw:g>
              </table:table-cell>
              <table:table-cell office:value-type="string">
                <text:p>Character Accuracy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936">
                <text:p>0.936</text:p>
                <draw:g>
                  <svg:desc>Sheet1.E15:Sheet1.E15 Sheet1.I15:Sheet1.I15 Sheet1.M15:Sheet1.M15 Sheet1.Q15:Sheet1.Q15</svg:desc>
                </draw:g>
              </table:table-cell>
              <table:table-cell office:value-type="float" office:value="0.975555555555555">
                <text:p>0.975555555555555</text:p>
                <draw:g>
                  <svg:desc>Sheet1.F15:Sheet1.F15 Sheet1.J15:Sheet1.J15 Sheet1.N15:Sheet1.N15 Sheet1.R15:Sheet1.R15</svg:desc>
                </draw:g>
              </table:table-cell>
            </table:table-row>
            <table:table-row>
              <table:table-cell office:value-type="string"/>
              <table:table-cell office:value-type="float" office:value="0.929333333333334">
                <text:p>0.929333333333334</text:p>
              </table:table-cell>
              <table:table-cell office:value-type="float" office:value="0.970777777777778">
                <text:p>0.970777777777778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0.970111111111111">
                <text:p>0.970111111111111</text:p>
              </table:table-cell>
            </table:table-row>
            <table:table-row>
              <table:table-cell office:value-type="string"/>
              <table:table-cell office:value-type="float" office:value="0.496111111111111">
                <text:p>0.496111111111111</text:p>
              </table:table-cell>
              <table:table-cell office:value-type="float" office:value="0.662222222222222">
                <text:p>0.66222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